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400000212C511C361B5BC55C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aAssassinNinja" svg:font-family="aAssassinNinj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0.25cm" loext:decorative="false"/>
      <style:paragraph-properties style:writing-mode="lr-tb"/>
    </style:style>
    <style:style style:name="P1" style:family="paragraph">
      <style:text-properties fo:color="#00a933" loext:opacity="100%" style:font-name="Roboto" fo:font-size="54pt" fo:font-style="italic"/>
    </style:style>
    <style:style style:name="P2" style:family="paragraph">
      <loext:graphic-properties draw:fill="none" draw:fill-color="#ffffff"/>
      <style:text-properties fo:color="#00a933" loext:opacity="100%" style:font-name="Roboto" fo:font-size="54pt" fo:font-style="italic"/>
    </style:style>
    <style:style style:name="P3" style:family="paragraph">
      <style:paragraph-properties fo:text-align="center"/>
    </style:style>
    <style:style style:name="P4" style:family="paragraph">
      <style:text-properties style:font-name="aAssassinNinja" fo:font-size="54pt"/>
    </style:style>
    <style:style style:name="P5" style:family="paragraph">
      <loext:graphic-properties draw:fill="none" draw:fill-color="#ffffff"/>
      <style:text-properties style:font-name="aAssassinNinja" fo:font-size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3cm" svg:height="2.482cm" svg:x="0cm" svg:y="-0.1cm">
          <draw:text-box>
            <text:p text:style-name="P1">Ök</text:p>
          </draw:text-box>
        </draw:frame>
        <draw:frame draw:style-name="gr2" draw:text-style-name="P3" draw:layer="layout" svg:width="1.7cm" svg:height="1.1cm" svg:x="2.4cm" svg:y="0.7cm">
          <draw:image xlink:href="Pictures/100000010000033400000212C511C361B5BC55C6.png" xlink:type="simple" xlink:show="embed" xlink:actuate="onLoad" draw:mime-type="image/png">
            <text:p/>
          </draw:image>
        </draw:frame>
        <draw:frame draw:style-name="gr3" draw:text-style-name="P5" draw:layer="layout" svg:width="6.5cm" svg:height="2.157cm" svg:x="3.75cm" svg:y="0.093cm">
          <draw:text-box>
            <text:p text:style-name="P4">Kaize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aAssassinNinja" svg:font-family="aAssassinNinj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50:49.936852309</meta:creation-date>
    <dc:date>2023-11-28T10:03:28.911962103</dc:date>
    <meta:editing-duration>PT18S</meta:editing-duration>
    <meta:editing-cycles>1</meta:editing-cycles>
    <meta:document-statistic meta:object-count="3"/>
    <meta:generator>LibreOffice/7.6.3.2$Linux_X86_64 LibreOffice_project/60$Build-2</meta:generator>
  </office:meta>
</office:document-meta>
</file>